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ottom washer fla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office:value-type="string" calcext:value-type="string">
            <text:p>Alumin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 rail heigh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 bottom of be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lt</text:p>
          </table:table-cell>
          <table:table-cell table:number-columns-repeated="2"/>
          <table:table-cell office:value-type="string" calcext:value-type="string">
            <text:p>Bottom block 40mm tal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lly top </text:p>
          </table:table-cell>
          <table:table-cell table:number-columns-repeated="2"/>
          <table:table-cell office:value-type="string" calcext:value-type="string">
            <text:p>Top block 20mm tall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learan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p pully distan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an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p stepper ring</text:p>
          </table:table-cell>
          <table:table-cell table:number-columns-repeated="3"/>
        </table:table-row>
      </table:table>
      <table:table table:name="Spec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8:55:01.319343462</meta:creation-date>
    <dc:date>2024-06-10T22:08:21.949149860</dc:date>
    <meta:editing-duration>P6DT12H42M17S</meta:editing-duration>
    <meta:editing-cycles>1</meta:editing-cycles>
    <meta:document-statistic meta:table-count="2" meta:cell-count="21" meta:object-count="0"/>
    <meta:generator>LibreOffice/7.3.7.2$Linux_X86_64 LibreOffice_project/30$Build-2</meta:generator>
  </office:meta>
</office:document-meta>
</file>